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text-properties style:font-name="Courier New" style:font-name-asian="Courier New1" style:font-name-complex="Courier New1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>
      <style:paragraph-properties fo:margin-left="0in" fo:margin-right="-0.4217in" fo:text-indent="0in" style:auto-text-indent="false"/>
    </style:style>
    <style:style style:name="P5" style:family="paragraph" style:parent-style-name="Title" style:master-page-name="Standard">
      <style:paragraph-properties style:page-number="1"/>
    </style:style>
    <style:style style:name="P6" style:family="paragraph" style:parent-style-name="Heading_20_3">
      <style:paragraph-properties fo:margin-left="0in" fo:margin-right="-0.4217in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4" style:family="text">
      <style:text-properties style:font-name="Courier New" style:font-name-asian="Courier New1" style:font-name-complex="Courier New1"/>
    </style:style>
    <style:style style:name="Sect1" style:family="section">
      <style:section-properties style:editable="false">
        <style:columns fo:column-count="2">
          <style:column style:rel-width="32769*" fo:start-indent="0in" fo:end-indent="0.25in"/>
          <style:column style:rel-width="32766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4vj5qixqtx15"/>Static Analysis of Android</text:p>
      <text:p text:style-name="Standard">Set of <text:span text:style-name="T1">techniques </text:span>and <text:span text:style-name="T1">technologies </text:span>aimed at identifying possible vulnerabilities in security on apps that are performed <text:span text:style-name="T1">without executing them</text:span>.The advantage of static analysis is that <text:span text:style-name="T1">all the code is analyzed</text:span>. In the dynamic analysis where portions of code could only be executed under some specific conditions that could never be met during the analysis phase.</text:p>
      <text:p text:style-name="Heading_20_3"><text:bookmark text:name="_j4i34wvqay2b"/>Static Analysis Techniques</text:p>
      <text:section text:style-name="Sect1" text:name="TextSection">
        <text:list xml:id="list3828172888" text:style-name="WWNum1">
          <text:list-item>
            <text:p text:style-name="P2">Permission Analysis</text:p>
          </text:list-item>
          <text:list-item>
            <text:p text:style-name="P2">Malware Analysis</text:p>
          </text:list-item>
          <text:list-item>
            <text:p text:style-name="P2">Code Review</text:p>
          </text:list-item>
          <text:list-item>
            <text:p text:style-name="P2">Vulnerability Analysis</text:p>
          </text:list-item>
          <text:list-item>
            <text:p text:style-name="P2">Signature Analysis</text:p>
          </text:list-item>
          <text:list-item>
            <text:p text:style-name="P2">String Analysis</text:p>
          </text:list-item>
          <text:list-item>
            <text:p text:style-name="P2">API Analysis</text:p>
          </text:list-item>
          <text:list-item>
            <text:p text:style-name="P2">Taint Analysis</text:p>
          </text:list-item>
          <text:list-item>
            <text:p text:style-name="P2">Policy Verification</text:p>
          </text:list-item>
          <text:list-item>
            <text:p text:style-name="P2">[...]</text:p>
          </text:list-item>
        </text:list>
      </text:section>
      <text:section text:style-name="Sect2" text:name="Section1">
        <text:p text:style-name="Heading_20_1"><text:bookmark text:name="_jlsb6nbap9jw"/>MobSF</text:p>
        <text:p text:style-name="Standard"><text:span text:style-name="T1">Mob</text:span>ile <text:span text:style-name="T1">S</text:span>ecurity <text:span text:style-name="T1">F</text:span>ramework is an all-in-one open source mobile application</text:p>
        <text:p text:style-name="Standard">(Android/iOS/Windows) automated pen-testing framework capable of</text:p>
        <text:p text:style-name="Standard">performing static, dynamic analysis and web API testing.</text:p>
        <text:p text:style-name="Heading_20_2"><text:bookmark text:name="_ivv5v9nub2g8"/>MobSF Installation</text:p>
        <text:p text:style-name="Heading_20_3"><text:bookmark text:name="_cvnb25cf0zgv"/>Docker container</text:p>
        <text:p text:style-name="P4"><text:span text:style-name="T3">&gt; docker pull opensecurity/mobile-security-framework-mobsf</text:span></text:p>
        <text:p text:style-name="P4"><text:span text:style-name="T3">&gt; docker run -it -p 8000:8000 pensecurity/mobile-security-framework-mobsf:latest</text:span></text:p>
        <text:p text:style-name="P6"><text:bookmark text:name="_3eauaj3wlvqr"/>Source code</text:p>
        <text:p text:style-name="Standard"><text:span text:style-name="T4">&gt; pip install -r requirements.txt</text:span></text:p>
        <text:p text:style-name="Standard"><text:span text:style-name="T4">&gt; python manage.py runserver</text:span></text:p>
        <text:p text:style-name="Heading_20_1"><text:bookmark text:name="_2pgnu3wqp33q"/>APKHunt</text:p>
        <text:list xml:id="list2760425468" text:style-name="WWNum2">
          <text:list-item>
            <text:p text:style-name="P3"><text:soft-page-break/><text:span text:style-name="T1">Scan coverage</text:span>: Covers most of the SAST (Static Application Security Testing) related test cases of the OWASP MASVS framework.</text:p>
          </text:list-item>
          <text:list-item>
            <text:p text:style-name="P3"><text:span text:style-name="T1">Multiple APK scanning</text:span>: Supports scanning multiple APK files in a particular path or folder.</text:p>
          </text:list-item>
          <text:list-item>
            <text:p text:style-name="P3"><text:span text:style-name="T1">Optimised scanning</text:span>: Specific rules are designed to check for particular security sinks, resulting in an almost accurate scanning process.</text:p>
          </text:list-item>
          <text:list-item>
            <text:p text:style-name="P3"><text:span text:style-name="T1">Low false-positive rate</text:span>: Designed to pinpoint and highlight the exact location of potential vulnerabilities in the source code.</text:p>
          </text:list-item>
          <text:list-item>
            <text:p text:style-name="P3"><text:span text:style-name="T1">Output format</text:span>: Results are provided in a TXT file format for easy readability for end-users</text:p>
          </text:list-item>
        </text:list>
        <text:p text:style-name="Heading_20_2"><text:bookmark text:name="_4v5v3z3cr082"/>APKHunt Installation</text:p>
        <text:p text:style-name="Standard"><text:span text:style-name="T4">&gt; git clone https://github.com/Cyber-Buddy/APKHunt.git</text:span></text:p>
        <text:p text:style-name="Standard"><text:span text:style-name="T4">&gt; cd APKHunt</text:span></text:p>
        <text:p text:style-name="Standard"><text:span text:style-name="T4">&gt; go run apkhunt.go</text:span></text:p>
        <text:p text:style-name="Heading_20_3"><text:bookmark text:name="_oykx0qrq8y2z"/>Usage</text:p>
        <text:p text:style-name="Standard"><text:span text:style-name="T4">&gt; go run apkhunt.go -p $APK_PATH -l</text:span></text:p>
        <text:p text:style-name="Heading_20_3"><text:bookmark text:name="_lgnmvmp1o8yh"/>Requirements</text:p>
        <text:p text:style-name="Standard">● Install Git: sudo apt-get install git</text:p>
        <text:p text:style-name="Standard">● Install Golang: sudo apt install golang-go</text:p>
        <text:p text:style-name="Standard">● Install JADX: sudo apt-get install jadx</text:p>
        <text:p text:style-name="Standard">● Install Dex2jar: sudo apt-get install dex2jar</text:p>
        <text:p text:style-name="Heading_20_1"><text:bookmark text:name="_x9f3evbr8j7i"/>SEBASTiAn</text:p>
        <text:p text:style-name="Standard">It can analyze Android and iOS applications by providing a unified JSON report</text:p>
        <text:p text:style-name="Standard">containing details about the identified vulnerabilities, remediation suggestions, web</text:p>
        <text:p text:style-name="Standard">resources for further insights, and the location where the vulnerable code/configuration</text:p>
        <text:p text:style-name="Standard">was found.<text:tab/></text:p>
        <text:p text:style-name="Heading_20_2"><text:bookmark text:name="_i44gr8kxr2r6"/>SEBASTiAn - Usage from Docker</text:p>
        <text:p text:style-name="Subtitle"><text:bookmark text:name="_a4i0i6ldx4dg"/>(the command must be executed in the folder containing the app)</text:p>
        <text:p text:style-name="Standard"><text:span text:style-name="T4">&gt; docker run --rm -it -u $(id -u):$(id -g) -v "${PWD}":"/workdir" talossec/sebastian:1.0.0 &lt;apk_file&gt; | tee &lt;report_name&gt;.txt</text:span></text:p>
        <text:p text:style-name="P1"/>
        <text:p text:style-name="Standard"><text:span text:style-name="T4">&gt; (e.g. docker run --rm -it -u $(id -u):$(id -g) -v "${PWD}":"/workdir" talossec/sebastian:1.0.0 UnCrackable-Level1.apk | tee output.txt)</text:span></text:p>
        <text:p text:style-name="Heading_20_2"><text:bookmark text:name="_d93vmbpb0ykj"/><text:soft-page-break/>SEBASTiAn - Install &amp; Usage from Source</text:p>
        <text:p text:style-name="Heading_20_3"><text:bookmark text:name="_49hiy96xmvmh"/>Install</text:p>
        <text:p text:style-name="Standard"><text:span text:style-name="T4">&gt; git clone https://github.com/talos-security/SEBASTiAn</text:span></text:p>
        <text:p text:style-name="Standard"><text:span text:style-name="T4">&gt; cd SEBASTiAn &amp;&amp; virtualenv -p python3 venv</text:span></text:p>
        <text:p text:style-name="Standard"><text:span text:style-name="T4">&gt; source venv/bin/activate</text:span></text:p>
        <text:p text:style-name="Standard"># Install SEBASTiAn's requirements.</text:p>
        <text:p text:style-name="Standard"><text:span text:style-name="T4">&gt; python3 -m pip install -r src/requirements.txt</text:span></text:p>
        <text:p text:style-name="Heading_20_3"><text:bookmark text:name="_a0o6ixfhmfie"/>USAGE (from the src folder)</text:p>
        <text:p text:style-name="Standard"><text:span text:style-name="T4">&gt; python3 -m cli -l en -gr $APK_PATH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9" meta:word-count="418" meta:character-count="2869" meta:non-whitespace-character-count="2526"/>
    <meta:generator>LibreOfficeDev/6.0.5.2$Linux_X86_64 LibreOffice_project/</meta:generator>
  </office:meta>
</office:document-meta>
</file>